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zh" style:country-asian="CN" style:font-style-asian="normal" style:font-weight-asian="normal" style:font-name-complex="Arial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zh" style:country-asian="CN" style:font-style-asian="normal" style:font-weight-asian="normal" style:font-name-complex="Arial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zh" style:country-asian="CN" style:font-style-asian="normal" style:font-weight-asian="normal" style:font-name-complex="Arial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zh" style:country-asian="CN" style:font-style-asian="normal" style:font-weight-asian="normal" style:font-name-complex="Arial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3"/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zh" style:country-asian="CN" style:font-style-asian="normal" style:font-weight-asian="normal" style:font-name-complex="Arial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/>
    <style:style style:name="T1" style:family="text">
      <style:text-properties style:use-window-font-color="true" style:font-name="Arial" fo:font-size="12pt" style:text-position="26% 58%" style:letter-kerning="true" fo:language="en" fo:country="US" style:language-asian="zh" style:country-asian="CN" style:font-name-asian="Lohit Devanagari" style:font-name-complex="Arial" style:font-size-asian="12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Condition<text:span text:style-name="T1">b</text:span></text:p>
          </table:table-cell>
          <table:table-cell table:style-name="ce1" office:value-type="string" calcext:value-type="string">
            <text:p>X<text:span text:style-name="T1">e</text:span></text:p>
          </table:table-cell>
          <table:table-cell table:style-name="ce5" office:value-type="string" calcext:value-type="string">
            <text:p>Method 1VH plot<text:line-break/>ΔH kcal/mol</text:p>
          </table:table-cell>
          <table:table-cell table:style-name="ce5" office:value-type="string" calcext:value-type="string">
            <text:p>Method 1VH plot<text:line-break/>ΔS cal/mol/K</text:p>
          </table:table-cell>
          <table:table-cell table:style-name="ce5" office:value-type="string" calcext:value-type="string">
            <text:p>Method 1VH plot<text:line-break/>ΔG kcal/mol</text:p>
          </table:table-cell>
          <table:table-cell table:style-name="ce5" office:value-type="string" calcext:value-type="string">
            <text:p>Method 2Global fit<text:line-break/>ΔH kcal/mol</text:p>
          </table:table-cell>
          <table:table-cell table:style-name="ce5" office:value-type="string" calcext:value-type="string">
            <text:p>Method 2Global fit<text:line-break/>ΔS cal/mol/K</text:p>
          </table:table-cell>
          <table:table-cell table:style-name="ce5" office:value-type="string" calcext:value-type="string">
            <text:p>Method 2 Global fit ΔG kcal/mol</text:p>
          </table:table-cell>
          <table:table-cell table:style-name="ce5" office:value-type="string" calcext:value-type="string">
            <text:p>%Diff.</text:p>
            <text:p>ΔG</text:p>
          </table:table-cell>
          <table:table-cell table:style-name="ce5" office:value-type="string" calcext:value-type="string">
            <text:p>%Diff.</text:p>
            <text:p>ΔS </text:p>
          </table:table-cell>
          <table:table-cell table:style-name="ce7" office:value-type="string" calcext:value-type="string">
            <text:p>%Diff.</text:p>
            <text:p>ΔG 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uncertainty</text:p>
          </table:table-cell>
        </table:table-row>
        <table:table-row table:style-name="ro2">
          <table:table-cell table:style-name="ce2" office:value-type="string" calcext:value-type="string">
            <text:p>2 mM free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-55.9" calcext:value-type="float">
            <text:p>-55.9</text:p>
          </table:table-cell>
          <table:table-cell table:style-name="ce2" office:value-type="float" office:value="-136" calcext:value-type="float">
            <text:p>-136</text:p>
          </table:table-cell>
          <table:table-cell table:style-name="ce2" office:value-type="float" office:value="-13.82" calcext:value-type="float">
            <text:p>-13.82</text:p>
          </table:table-cell>
          <table:table-cell table:style-name="ce2" office:value-type="float" office:value="-56" calcext:value-type="float">
            <text:p>-56</text:p>
          </table:table-cell>
          <table:table-cell table:style-name="ce2" office:value-type="float" office:value="-135.9" calcext:value-type="float">
            <text:p>-135.9</text:p>
          </table:table-cell>
          <table:table-cell table:style-name="ce2" office:value-type="float" office:value="-13.8" calcext:value-type="float">
            <text:p>-13.8</text:p>
          </table:table-cell>
          <table:table-cell table:style-name="ce6" table:formula="of:=100*ABS([.C2]-[.F2])/ABS(AVERAGE([.C2];[.F2]))" office:value-type="float" office:value="0.178731009830208" calcext:value-type="float">
            <text:p>0.2</text:p>
          </table:table-cell>
          <table:table-cell table:style-name="ce6" table:formula="of:=100*ABS([.D2]-[.G2])/ABS(AVERAGE([.D2];[.G2]))" office:value-type="float" office:value="0.0735564545788851" calcext:value-type="float">
            <text:p>0.1</text:p>
          </table:table-cell>
          <table:table-cell table:style-name="ce6" table:formula="of:=100*ABS([.E2]-[.H2])/ABS(AVERAGE([.E2];[.H2]))" office:value-type="float" office:value="0.1448225923244" calcext:value-type="float">
            <text:p>0.1</text:p>
          </table:table-cell>
          <table:table-cell table:formula="of:=[.E2]" office:value-type="float" office:value="-13.82" calcext:value-type="float">
            <text:p>-13.82</text:p>
          </table:table-cell>
          <table:table-cell table:formula="of:=0.015*[.L2]" office:value-type="float" office:value="-0.2073" calcext:value-type="float">
            <text:p>-0.2073</text:p>
          </table:table-cell>
          <table:table-cell table:style-name="ce15" table:formula="of:=[.L2]-[.L$2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NTPCM</text:p>
          </table:table-cell>
          <table:table-cell office:value-type="float" office:value="2" calcext:value-type="float">
            <text:p>2</text:p>
          </table:table-cell>
          <table:table-cell office:value-type="float" office:value="-52.2" calcext:value-type="float">
            <text:p>-52.2</text:p>
          </table:table-cell>
          <table:table-cell office:value-type="float" office:value="-125" calcext:value-type="float">
            <text:p>-125</text:p>
          </table:table-cell>
          <table:table-cell office:value-type="float" office:value="-13.41" calcext:value-type="float">
            <text:p>-13.41</text:p>
          </table:table-cell>
          <table:table-cell office:value-type="float" office:value="-52.4" calcext:value-type="float">
            <text:p>-52.4</text:p>
          </table:table-cell>
          <table:table-cell office:value-type="float" office:value="-125.6" calcext:value-type="float">
            <text:p>-125.6</text:p>
          </table:table-cell>
          <table:table-cell office:value-type="float" office:value="-13.4" calcext:value-type="float">
            <text:p>-13.4</text:p>
          </table:table-cell>
          <table:table-cell table:style-name="ce6" table:formula="of:=100*ABS([.C3]-[.F3])/ABS(AVERAGE([.C3];[.F3]))" office:value-type="float" office:value="0.38240917782026" calcext:value-type="float">
            <text:p>0.4</text:p>
          </table:table-cell>
          <table:table-cell table:style-name="ce6" table:formula="of:=100*ABS([.D3]-[.G3])/ABS(AVERAGE([.D3];[.G3]))" office:value-type="float" office:value="0.478850758180363" calcext:value-type="float">
            <text:p>0.5</text:p>
          </table:table-cell>
          <table:table-cell table:style-name="ce6" table:formula="of:=100*ABS([.E3]-[.H3])/ABS(AVERAGE([.E3];[.H3]))" office:value-type="float" office:value="0.0745990302126056" calcext:value-type="float">
            <text:p>0.1</text:p>
          </table:table-cell>
          <table:table-cell table:formula="of:=[.E3]" office:value-type="float" office:value="-13.41" calcext:value-type="float">
            <text:p>-13.41</text:p>
          </table:table-cell>
          <table:table-cell table:formula="of:=0.015*[.L3]" office:value-type="float" office:value="-0.20115" calcext:value-type="float">
            <text:p>-0.20115</text:p>
          </table:table-cell>
          <table:table-cell table:style-name="ce15" table:formula="of:=[.L3]-[.L$2]" office:value-type="float" office:value="0.41" calcext:value-type="float">
            <text:p>0.41</text:p>
          </table:table-cell>
          <table:table-cell table:formula="of:=SQRT([.M3]^2 +[.M$2]^2)" office:value-type="float" office:value="0.288850501990216" calcext:value-type="float">
            <text:p>0.288850501990216</text:p>
          </table:table-cell>
        </table:table-row>
        <table:table-row table:style-name="ro2">
          <table:table-cell office:value-type="string" calcext:value-type="string">
            <text:p>WMCM</text:p>
          </table:table-cell>
          <table:table-cell office:value-type="float" office:value="1" calcext:value-type="float">
            <text:p>1</text:p>
          </table:table-cell>
          <table:table-cell office:value-type="float" office:value="-61.4" calcext:value-type="float">
            <text:p>-61.4</text:p>
          </table:table-cell>
          <table:table-cell office:value-type="float" office:value="-152" calcext:value-type="float">
            <text:p>-152</text:p>
          </table:table-cell>
          <table:table-cell office:value-type="float" office:value="-14.22" calcext:value-type="float">
            <text:p>-14.22</text:p>
          </table:table-cell>
          <table:table-cell office:value-type="float" office:value="-61.1" calcext:value-type="float">
            <text:p>-61.1</text:p>
          </table:table-cell>
          <table:table-cell office:value-type="float" office:value="-151.2" calcext:value-type="float">
            <text:p>-151.2</text:p>
          </table:table-cell>
          <table:table-cell office:value-type="float" office:value="-14.2" calcext:value-type="float">
            <text:p>-14.2</text:p>
          </table:table-cell>
          <table:table-cell table:style-name="ce6" table:formula="of:=100*ABS([.C4]-[.F4])/ABS(AVERAGE([.C4];[.F4]))" office:value-type="float" office:value="0.489795918367342" calcext:value-type="float">
            <text:p>0.5</text:p>
          </table:table-cell>
          <table:table-cell table:style-name="ce6" table:formula="of:=100*ABS([.D4]-[.G4])/ABS(AVERAGE([.D4];[.G4]))" office:value-type="float" office:value="0.527704485488134" calcext:value-type="float">
            <text:p>0.5</text:p>
          </table:table-cell>
          <table:table-cell table:style-name="ce6" table:formula="of:=100*ABS([.E4]-[.H4])/ABS(AVERAGE([.E4];[.H4]))" office:value-type="float" office:value="0.140745953553845" calcext:value-type="float">
            <text:p>0.1</text:p>
          </table:table-cell>
          <table:table-cell table:formula="of:=[.E4]" office:value-type="float" office:value="-14.22" calcext:value-type="float">
            <text:p>-14.22</text:p>
          </table:table-cell>
          <table:table-cell table:formula="of:=0.015*[.L4]" office:value-type="float" office:value="-0.2133" calcext:value-type="float">
            <text:p>-0.2133</text:p>
          </table:table-cell>
          <table:table-cell table:style-name="ce15" table:formula="of:=[.L4]-[.L$2]" office:value-type="float" office:value="-0.4" calcext:value-type="float">
            <text:p>-0.40</text:p>
          </table:table-cell>
          <table:table-cell table:formula="of:=SQRT([.M4]^2 +[.M$2]^2)" office:value-type="float" office:value="0.297439371973517" calcext:value-type="float">
            <text:p>0.297439371973517</text:p>
          </table:table-cell>
        </table:table-row>
        <table:table-row table:style-name="ro2">
          <table:table-cell table:style-name="ce4" office:value-type="string" calcext:value-type="string">
            <text:p>Ecoli80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-44.5" calcext:value-type="float">
            <text:p>-44.5</text:p>
          </table:table-cell>
          <table:table-cell table:style-name="ce4" office:value-type="float" office:value="-102" calcext:value-type="float">
            <text:p>-102</text:p>
          </table:table-cell>
          <table:table-cell table:style-name="ce4" office:value-type="float" office:value="-12.7" calcext:value-type="float">
            <text:p>-12.7</text:p>
          </table:table-cell>
          <table:table-cell table:style-name="ce4" office:value-type="float" office:value="-44.4" calcext:value-type="float">
            <text:p>-44.4</text:p>
          </table:table-cell>
          <table:table-cell table:style-name="ce4" office:value-type="float" office:value="-102.1" calcext:value-type="float">
            <text:p>-102.1</text:p>
          </table:table-cell>
          <table:table-cell table:style-name="ce4" office:value-type="float" office:value="-12.7" calcext:value-type="float">
            <text:p>-12.7</text:p>
          </table:table-cell>
          <table:table-cell table:style-name="ce6" table:formula="of:=100*ABS([.C5]-[.F5])/ABS(AVERAGE([.C5];[.F5]))" office:value-type="float" office:value="0.224971878515189" calcext:value-type="float">
            <text:p>0.2</text:p>
          </table:table-cell>
          <table:table-cell table:style-name="ce6" table:formula="of:=100*ABS([.D5]-[.G5])/ABS(AVERAGE([.D5];[.G5]))" office:value-type="float" office:value="0.097991180793723" calcext:value-type="float">
            <text:p>0.1</text:p>
          </table:table-cell>
          <table:table-cell table:style-name="ce6" table:formula="of:=100*ABS([.E5]-[.H5])/ABS(AVERAGE([.E5];[.H5]))" office:value-type="float" office:value="0" calcext:value-type="float">
            <text:p>0.0</text:p>
          </table:table-cell>
          <table:table-cell table:formula="of:=[.E5]" office:value-type="float" office:value="-12.7" calcext:value-type="float">
            <text:p>-12.7</text:p>
          </table:table-cell>
          <table:table-cell table:formula="of:=0.015*[.L5]" office:value-type="float" office:value="-0.1905" calcext:value-type="float">
            <text:p>-0.1905</text:p>
          </table:table-cell>
          <table:table-cell table:style-name="ce15" table:formula="of:=[.L5]-[.L$2]" office:value-type="float" office:value="1.12" calcext:value-type="float">
            <text:p>1.12</text:p>
          </table:table-cell>
          <table:table-cell table:formula="of:=SQRT([.M5]^2 +[.M$2]^2)" office:value-type="float" office:value="0.281537812735696" calcext:value-type="float">
            <text:p>0.281537812735696</text:p>
          </table:table-cell>
        </table:table-row>
        <table:table-row table:style-name="ro2">
          <table:table-cell office:value-type="string" calcext:value-type="string">
            <text:p>2 mM free</text:p>
          </table:table-cell>
          <table:table-cell office:value-type="float" office:value="0.9" calcext:value-type="float">
            <text:p>0.9</text:p>
          </table:table-cell>
          <table:table-cell office:value-type="float" office:value="-53.4" calcext:value-type="float">
            <text:p>-53.4</text:p>
          </table:table-cell>
          <table:table-cell office:value-type="float" office:value="-133" calcext:value-type="float">
            <text:p>-133</text:p>
          </table:table-cell>
          <table:table-cell office:value-type="float" office:value="-12.02" calcext:value-type="float">
            <text:p>-12.02</text:p>
          </table:table-cell>
          <table:table-cell office:value-type="float" office:value="-52.3" calcext:value-type="float">
            <text:p>-52.3</text:p>
          </table:table-cell>
          <table:table-cell office:value-type="float" office:value="-129.9" calcext:value-type="float">
            <text:p>-129.9</text:p>
          </table:table-cell>
          <table:table-cell office:value-type="float" office:value="-12" calcext:value-type="float">
            <text:p>-12</text:p>
          </table:table-cell>
          <table:table-cell table:style-name="ce6" table:formula="of:=100*ABS([.C6]-[.F6])/ABS(AVERAGE([.C6];[.F6]))" office:value-type="float" office:value="2.08136234626301" calcext:value-type="float">
            <text:p>2.1</text:p>
          </table:table-cell>
          <table:table-cell table:style-name="ce6" table:formula="of:=100*ABS([.D6]-[.G6])/ABS(AVERAGE([.D6];[.G6]))" office:value-type="float" office:value="2.35831114492202" calcext:value-type="float">
            <text:p>2.4</text:p>
          </table:table-cell>
          <table:table-cell table:style-name="ce6" table:formula="of:=100*ABS([.E6]-[.H6])/ABS(AVERAGE([.E6];[.H6]))" office:value-type="float" office:value="0.166527893422145" calcext:value-type="float">
            <text:p>0.2</text:p>
          </table:table-cell>
          <table:table-cell table:formula="of:=[.E6]" office:value-type="float" office:value="-12.02" calcext:value-type="float">
            <text:p>-12.02</text:p>
          </table:table-cell>
          <table:table-cell table:formula="of:=0.015*[.L6]" office:value-type="float" office:value="-0.1803" calcext:value-type="float">
            <text:p>-0.1803</text:p>
          </table:table-cell>
          <table:table-cell table:style-name="ce15" table:formula="of:=[.L6]-[.L$6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NTPCM</text:p>
          </table:table-cell>
          <table:table-cell office:value-type="float" office:value="1.3" calcext:value-type="float">
            <text:p>1.3</text:p>
          </table:table-cell>
          <table:table-cell office:value-type="float" office:value="-42.9" calcext:value-type="float">
            <text:p>-42.9</text:p>
          </table:table-cell>
          <table:table-cell office:value-type="float" office:value="-101" calcext:value-type="float">
            <text:p>-101</text:p>
          </table:table-cell>
          <table:table-cell office:value-type="float" office:value="-11.5" calcext:value-type="float">
            <text:p>-11.5</text:p>
          </table:table-cell>
          <table:table-cell office:value-type="float" office:value="-42.4" calcext:value-type="float">
            <text:p>-42.4</text:p>
          </table:table-cell>
          <table:table-cell office:value-type="float" office:value="-99.6" calcext:value-type="float">
            <text:p>-99.6</text:p>
          </table:table-cell>
          <table:table-cell office:value-type="float" office:value="-11.5" calcext:value-type="float">
            <text:p>-11.5</text:p>
          </table:table-cell>
          <table:table-cell table:style-name="ce6" table:formula="of:=100*ABS([.C7]-[.F7])/ABS(AVERAGE([.C7];[.F7]))" office:value-type="float" office:value="1.17233294255569" calcext:value-type="float">
            <text:p>1.2</text:p>
          </table:table-cell>
          <table:table-cell table:style-name="ce6" table:formula="of:=100*ABS([.D7]-[.G7])/ABS(AVERAGE([.D7];[.G7]))" office:value-type="float" office:value="1.39581256231307" calcext:value-type="float">
            <text:p>1.4</text:p>
          </table:table-cell>
          <table:table-cell table:style-name="ce6" table:formula="of:=100*ABS([.E7]-[.H7])/ABS(AVERAGE([.E7];[.H7]))" office:value-type="float" office:value="0" calcext:value-type="float">
            <text:p>0.0</text:p>
          </table:table-cell>
          <table:table-cell table:formula="of:=[.E7]" office:value-type="float" office:value="-11.5" calcext:value-type="float">
            <text:p>-11.5</text:p>
          </table:table-cell>
          <table:table-cell table:formula="of:=0.015*[.L7]" office:value-type="float" office:value="-0.1725" calcext:value-type="float">
            <text:p>-0.1725</text:p>
          </table:table-cell>
          <table:table-cell table:style-name="ce15" table:formula="of:=[.L7]-[.L$6]" office:value-type="float" office:value="0.52" calcext:value-type="float">
            <text:p>0.52</text:p>
          </table:table-cell>
          <table:table-cell table:formula="of:=SQRT([.M7]^2 +[.M$6]^2)" office:value-type="float" office:value="0.249528234875334" calcext:value-type="float">
            <text:p>0.249528234875334</text:p>
          </table:table-cell>
        </table:table-row>
        <table:table-row table:style-name="ro2">
          <table:table-cell office:value-type="string" calcext:value-type="string">
            <text:p>WMCM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office:value-type="float" office:value="-132" calcext:value-type="float">
            <text:p>-132</text:p>
          </table:table-cell>
          <table:table-cell office:value-type="float" office:value="-11.9" calcext:value-type="float">
            <text:p>-11.9</text:p>
          </table:table-cell>
          <table:table-cell office:value-type="float" office:value="-51.6" calcext:value-type="float">
            <text:p>-51.6</text:p>
          </table:table-cell>
          <table:table-cell office:value-type="float" office:value="-128" calcext:value-type="float">
            <text:p>-128</text:p>
          </table:table-cell>
          <table:table-cell office:value-type="float" office:value="-11.9" calcext:value-type="float">
            <text:p>-11.9</text:p>
          </table:table-cell>
          <table:table-cell table:style-name="ce6" table:formula="of:=100*ABS([.C8]-[.F8])/ABS(AVERAGE([.C8];[.F8]))" office:value-type="float" office:value="2.67686424474187" calcext:value-type="float">
            <text:p>2.7</text:p>
          </table:table-cell>
          <table:table-cell table:style-name="ce6" table:formula="of:=100*ABS([.D8]-[.G8])/ABS(AVERAGE([.D8];[.G8]))" office:value-type="float" office:value="3.07692307692308" calcext:value-type="float">
            <text:p>3.1</text:p>
          </table:table-cell>
          <table:table-cell table:style-name="ce6" table:formula="of:=100*ABS([.E8]-[.H8])/ABS(AVERAGE([.E8];[.H8]))" office:value-type="float" office:value="0" calcext:value-type="float">
            <text:p>0.0</text:p>
          </table:table-cell>
          <table:table-cell table:formula="of:=[.E8]" office:value-type="float" office:value="-11.9" calcext:value-type="float">
            <text:p>-11.9</text:p>
          </table:table-cell>
          <table:table-cell table:formula="of:=0.015*[.L8]" office:value-type="float" office:value="-0.1785" calcext:value-type="float">
            <text:p>-0.1785</text:p>
          </table:table-cell>
          <table:table-cell table:style-name="ce15" table:formula="of:=[.L8]-[.L$6]" office:value-type="float" office:value="0.119999999999999" calcext:value-type="float">
            <text:p>0.12</text:p>
          </table:table-cell>
          <table:table-cell table:formula="of:=SQRT([.M8]^2 +[.M$6]^2)" office:value-type="float" office:value="0.253713105692236" calcext:value-type="float">
            <text:p>0.253713105692236</text:p>
          </table:table-cell>
        </table:table-row>
        <table:table-row table:style-name="ro2">
          <table:table-cell table:style-name="ce4" office:value-type="string" calcext:value-type="string">
            <text:p>Ecoli8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57" calcext:value-type="float">
            <text:p>-57</text:p>
          </table:table-cell>
          <table:table-cell table:style-name="ce4" office:value-type="float" office:value="-146" calcext:value-type="float">
            <text:p>-146</text:p>
          </table:table-cell>
          <table:table-cell table:style-name="ce4" office:value-type="float" office:value="-11.38" calcext:value-type="float">
            <text:p>-11.38</text:p>
          </table:table-cell>
          <table:table-cell table:style-name="ce4" office:value-type="float" office:value="-54" calcext:value-type="float">
            <text:p>-54</text:p>
          </table:table-cell>
          <table:table-cell table:style-name="ce4" office:value-type="float" office:value="-137.7" calcext:value-type="float">
            <text:p>-137.7</text:p>
          </table:table-cell>
          <table:table-cell table:style-name="ce4" office:value-type="float" office:value="-11.3" calcext:value-type="float">
            <text:p>-11.3</text:p>
          </table:table-cell>
          <table:table-cell table:style-name="ce6" table:formula="of:=100*ABS([.C9]-[.F9])/ABS(AVERAGE([.C9];[.F9]))" office:value-type="float" office:value="5.40540540540541" calcext:value-type="float">
            <text:p>5.4</text:p>
          </table:table-cell>
          <table:table-cell table:style-name="ce6" table:formula="of:=100*ABS([.D9]-[.G9])/ABS(AVERAGE([.D9];[.G9]))" office:value-type="float" office:value="5.85125132181883" calcext:value-type="float">
            <text:p>5.9</text:p>
          </table:table-cell>
          <table:table-cell table:style-name="ce6" table:formula="of:=100*ABS([.E9]-[.H9])/ABS(AVERAGE([.E9];[.H9]))" office:value-type="float" office:value="0.705467372134039" calcext:value-type="float">
            <text:p>0.7</text:p>
          </table:table-cell>
          <table:table-cell table:formula="of:=[.E9]" office:value-type="float" office:value="-11.38" calcext:value-type="float">
            <text:p>-11.38</text:p>
          </table:table-cell>
          <table:table-cell table:formula="of:=0.015*[.L9]" office:value-type="float" office:value="-0.1707" calcext:value-type="float">
            <text:p>-0.1707</text:p>
          </table:table-cell>
          <table:table-cell table:style-name="ce15" table:formula="of:=[.L9]-[.L$6]" office:value-type="float" office:value="0.639999999999999" calcext:value-type="float">
            <text:p>0.64</text:p>
          </table:table-cell>
          <table:table-cell table:formula="of:=SQRT([.M9]^2 +[.M$6]^2)" office:value-type="float" office:value="0.248287293271323" calcext:value-type="float">
            <text:p>0.248287293271323</text:p>
          </table:table-cell>
        </table:table-row>
        <table:table-row table:style-name="ro2">
          <table:table-cell office:value-type="string" calcext:value-type="string">
            <text:p>2 mM free</text:p>
          </table:table-cell>
          <table:table-cell office:value-type="float" office:value="0.9" calcext:value-type="float">
            <text:p>0.9</text:p>
          </table:table-cell>
          <table:table-cell office:value-type="float" office:value="-53.5" calcext:value-type="float">
            <text:p>-53.5</text:p>
          </table:table-cell>
          <table:table-cell office:value-type="float" office:value="-137" calcext:value-type="float">
            <text:p>-137</text:p>
          </table:table-cell>
          <table:table-cell office:value-type="float" office:value="-10.76" calcext:value-type="float">
            <text:p>-10.76</text:p>
          </table:table-cell>
          <table:table-cell office:value-type="float" office:value="-53.2" calcext:value-type="float">
            <text:p>-53.2</text:p>
          </table:table-cell>
          <table:table-cell office:value-type="float" office:value="-136.7" calcext:value-type="float">
            <text:p>-136.7</text:p>
          </table:table-cell>
          <table:table-cell office:value-type="float" office:value="-10.8" calcext:value-type="float">
            <text:p>-10.8</text:p>
          </table:table-cell>
          <table:table-cell table:style-name="ce6" table:formula="of:=100*ABS([.C10]-[.F10])/ABS(AVERAGE([.C10];[.F10]))" office:value-type="float" office:value="0.562324273664474" calcext:value-type="float">
            <text:p>0.6</text:p>
          </table:table-cell>
          <table:table-cell table:style-name="ce6" table:formula="of:=100*ABS([.D10]-[.G10])/ABS(AVERAGE([.D10];[.G10]))" office:value-type="float" office:value="0.21921812203143" calcext:value-type="float">
            <text:p>0.2</text:p>
          </table:table-cell>
          <table:table-cell table:style-name="ce6" table:formula="of:=100*ABS([.E10]-[.H10])/ABS(AVERAGE([.E10];[.H10]))" office:value-type="float" office:value="0.371057513914665" calcext:value-type="float">
            <text:p>0.4</text:p>
          </table:table-cell>
          <table:table-cell table:formula="of:=[.E10]" office:value-type="float" office:value="-10.76" calcext:value-type="float">
            <text:p>-10.76</text:p>
          </table:table-cell>
          <table:table-cell table:formula="of:=0.015*[.L10]" office:value-type="float" office:value="-0.1614" calcext:value-type="float">
            <text:p>-0.1614</text:p>
          </table:table-cell>
          <table:table-cell table:style-name="ce15" table:formula="of:=[.L10]-[.L$1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NTPCM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12.5" calcext:value-type="float">
            <text:p>-112.5</text:p>
          </table:table-cell>
          <table:table-cell office:value-type="float" office:value="-10.158" calcext:value-type="float">
            <text:p>-10.158</text:p>
          </table:table-cell>
          <table:table-cell office:value-type="float" office:value="-45" calcext:value-type="float">
            <text:p>-45</text:p>
          </table:table-cell>
          <table:table-cell office:value-type="float" office:value="-112.2" calcext:value-type="float">
            <text:p>-112.2</text:p>
          </table:table-cell>
          <table:table-cell table:formula="of:=-10.2" office:value-type="float" office:value="-10.2" calcext:value-type="float">
            <text:p>-10.2</text:p>
          </table:table-cell>
          <table:table-cell table:style-name="ce6" table:formula="of:=100*ABS([.C11]-[.F11])/ABS(AVERAGE([.C11];[.F11]))" office:value-type="float" office:value="0" calcext:value-type="float">
            <text:p>0.0</text:p>
          </table:table-cell>
          <table:table-cell table:style-name="ce6" table:formula="of:=100*ABS([.D11]-[.G11])/ABS(AVERAGE([.D11];[.G11]))" office:value-type="float" office:value="0.267022696929236" calcext:value-type="float">
            <text:p>0.3</text:p>
          </table:table-cell>
          <table:table-cell table:style-name="ce6" table:formula="of:=100*ABS([.E11]-[.H11])/ABS(AVERAGE([.E11];[.H11]))" office:value-type="float" office:value="0.412614205717652" calcext:value-type="float">
            <text:p>0.4</text:p>
          </table:table-cell>
          <table:table-cell table:formula="of:=[.E11]" office:value-type="float" office:value="-10.158" calcext:value-type="float">
            <text:p>-10.158</text:p>
          </table:table-cell>
          <table:table-cell table:formula="of:=0.015*[.L11]" office:value-type="float" office:value="-0.15237" calcext:value-type="float">
            <text:p>-0.15237</text:p>
          </table:table-cell>
          <table:table-cell table:style-name="ce15" table:formula="of:=[.L11]-[.L$10]" office:value-type="float" office:value="0.602" calcext:value-type="float">
            <text:p>0.60</text:p>
          </table:table-cell>
          <table:table-cell table:formula="of:=SQRT([.M11]^2 +[.M$10]^2)" office:value-type="float" office:value="0.221960755314988" calcext:value-type="float">
            <text:p>0.221960755314988</text:p>
          </table:table-cell>
        </table:table-row>
        <table:table-row table:style-name="ro2">
          <table:table-cell office:value-type="string" calcext:value-type="string">
            <text:p>WMCM</text:p>
          </table:table-cell>
          <table:table-cell office:value-type="float" office:value="0.8" calcext:value-type="float">
            <text:p>0.8</text:p>
          </table:table-cell>
          <table:table-cell office:value-type="float" office:value="-43" calcext:value-type="float">
            <text:p>-43</text:p>
          </table:table-cell>
          <table:table-cell office:value-type="float" office:value="-107" calcext:value-type="float">
            <text:p>-107</text:p>
          </table:table-cell>
          <table:table-cell office:value-type="float" office:value="-9.94" calcext:value-type="float">
            <text:p>-9.94</text:p>
          </table:table-cell>
          <table:table-cell office:value-type="float" office:value="-40.5" calcext:value-type="float">
            <text:p>-40.5</text:p>
          </table:table-cell>
          <table:table-cell office:value-type="float" office:value="-98.4" calcext:value-type="float">
            <text:p>-98.4</text:p>
          </table:table-cell>
          <table:table-cell office:value-type="float" office:value="-9.9" calcext:value-type="float">
            <text:p>-9.9</text:p>
          </table:table-cell>
          <table:table-cell table:style-name="ce6" table:formula="of:=100*ABS([.C12]-[.F12])/ABS(AVERAGE([.C12];[.F12]))" office:value-type="float" office:value="5.98802395209581" calcext:value-type="float">
            <text:p>6.0</text:p>
          </table:table-cell>
          <table:table-cell table:style-name="ce6" table:formula="of:=100*ABS([.D12]-[.G12])/ABS(AVERAGE([.D12];[.G12]))" office:value-type="float" office:value="8.37390457643622" calcext:value-type="float">
            <text:p>8.4</text:p>
          </table:table-cell>
          <table:table-cell table:style-name="ce6" table:formula="of:=100*ABS([.E12]-[.H12])/ABS(AVERAGE([.E12];[.H12]))" office:value-type="float" office:value="0.403225806451604" calcext:value-type="float">
            <text:p>0.4</text:p>
          </table:table-cell>
          <table:table-cell table:formula="of:=[.E12]" office:value-type="float" office:value="-9.94" calcext:value-type="float">
            <text:p>-9.94</text:p>
          </table:table-cell>
          <table:table-cell table:formula="of:=0.015*[.L12]" office:value-type="float" office:value="-0.1491" calcext:value-type="float">
            <text:p>-0.1491</text:p>
          </table:table-cell>
          <table:table-cell table:style-name="ce15" table:formula="of:=[.L12]-[.L$10]" office:value-type="float" office:value="0.82" calcext:value-type="float">
            <text:p>0.82</text:p>
          </table:table-cell>
          <table:table-cell table:formula="of:=SQRT([.M12]^2 +[.M$10]^2)" office:value-type="float" office:value="0.219728855638034" calcext:value-type="float">
            <text:p>0.219728855638034</text:p>
          </table:table-cell>
        </table:table-row>
        <table:table-row table:style-name="ro2">
          <table:table-cell table:style-name="ce4" office:value-type="string" calcext:value-type="string">
            <text:p>Ecoli80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-41.3" calcext:value-type="float">
            <text:p>-41.3</text:p>
          </table:table-cell>
          <table:table-cell table:style-name="ce4" office:value-type="float" office:value="-100.4" calcext:value-type="float">
            <text:p>-100.4</text:p>
          </table:table-cell>
          <table:table-cell table:style-name="ce4" office:value-type="float" office:value="-10.15" calcext:value-type="float">
            <text:p>-10.15</text:p>
          </table:table-cell>
          <table:table-cell table:style-name="ce4" office:value-type="float" office:value="-41.2" calcext:value-type="float">
            <text:p>-41.2</text:p>
          </table:table-cell>
          <table:table-cell table:style-name="ce4" office:value-type="float" office:value="-100.3" calcext:value-type="float">
            <text:p>-100.3</text:p>
          </table:table-cell>
          <table:table-cell table:style-name="ce4" office:value-type="float" office:value="-10.2" calcext:value-type="float">
            <text:p>-10.2</text:p>
          </table:table-cell>
          <table:table-cell table:style-name="ce6" table:formula="of:=100*ABS([.C13]-[.F13])/ABS(AVERAGE([.C13];[.F13]))" office:value-type="float" office:value="0.242424242424229" calcext:value-type="float">
            <text:p>0.2</text:p>
          </table:table-cell>
          <table:table-cell table:style-name="ce6" table:formula="of:=100*ABS([.D13]-[.G13])/ABS(AVERAGE([.D13];[.G13]))" office:value-type="float" office:value="0.0996512207274624" calcext:value-type="float">
            <text:p>0.1</text:p>
          </table:table-cell>
          <table:table-cell table:style-name="ce6" table:formula="of:=100*ABS([.E13]-[.H13])/ABS(AVERAGE([.E13];[.H13]))" office:value-type="float" office:value="0.491400491400481" calcext:value-type="float">
            <text:p>0.5</text:p>
          </table:table-cell>
          <table:table-cell table:formula="of:=[.E13]" office:value-type="float" office:value="-10.15" calcext:value-type="float">
            <text:p>-10.15</text:p>
          </table:table-cell>
          <table:table-cell table:formula="of:=0.015*[.L13]" office:value-type="float" office:value="-0.15225" calcext:value-type="float">
            <text:p>-0.15225</text:p>
          </table:table-cell>
          <table:table-cell table:style-name="ce15" table:formula="of:=[.L13]-[.L$10]" office:value-type="float" office:value="0.609999999999999" calcext:value-type="float">
            <text:p>0.61</text:p>
          </table:table-cell>
          <table:table-cell table:formula="of:=SQRT([.M13]^2 +[.M$10]^2)" office:value-type="float" office:value="0.221878395748662" calcext:value-type="float">
            <text:p>0.221878395748662</text:p>
          </table:table-cell>
        </table:table-row>
        <table:table-row table:style-name="ro2">
          <table:table-cell office:value-type="string" calcext:value-type="string">
            <text:p>2 mM free</text:p>
          </table:table-cell>
          <table:table-cell office:value-type="float" office:value="1.1" calcext:value-type="float">
            <text:p>1.1</text:p>
          </table:table-cell>
          <table:table-cell office:value-type="float" office:value="-71.1" calcext:value-type="float">
            <text:p>-71.1</text:p>
          </table:table-cell>
          <table:table-cell office:value-type="float" office:value="-179" calcext:value-type="float">
            <text:p>-179</text:p>
          </table:table-cell>
          <table:table-cell office:value-type="float" office:value="-15.6" calcext:value-type="float">
            <text:p>-15.6</text:p>
          </table:table-cell>
          <table:table-cell office:value-type="float" office:value="-71.3" calcext:value-type="float">
            <text:p>-71.3</text:p>
          </table:table-cell>
          <table:table-cell office:value-type="float" office:value="-179.6" calcext:value-type="float">
            <text:p>-179.6</text:p>
          </table:table-cell>
          <table:table-cell office:value-type="float" office:value="-15.6" calcext:value-type="float">
            <text:p>-15.6</text:p>
          </table:table-cell>
          <table:table-cell table:style-name="ce6" table:formula="of:=100*ABS([.C14]-[.F14])/ABS(AVERAGE([.C14];[.F14]))" office:value-type="float" office:value="0.280898876404498" calcext:value-type="float">
            <text:p>0.3</text:p>
          </table:table-cell>
          <table:table-cell table:style-name="ce6" table:formula="of:=100*ABS([.D14]-[.G14])/ABS(AVERAGE([.D14];[.G14]))" office:value-type="float" office:value="0.334634690462908" calcext:value-type="float">
            <text:p>0.3</text:p>
          </table:table-cell>
          <table:table-cell table:style-name="ce6" table:formula="of:=100*ABS([.E14]-[.H14])/ABS(AVERAGE([.E14];[.H14]))" office:value-type="float" office:value="0" calcext:value-type="float">
            <text:p>0.0</text:p>
          </table:table-cell>
          <table:table-cell table:formula="of:=[.E14]" office:value-type="float" office:value="-15.6" calcext:value-type="float">
            <text:p>-15.6</text:p>
          </table:table-cell>
          <table:table-cell table:formula="of:=0.015*[.L14]" office:value-type="float" office:value="-0.234" calcext:value-type="float">
            <text:p>-0.234</text:p>
          </table:table-cell>
          <table:table-cell table:style-name="ce15" table:formula="of:=[.L14]-[.L$14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NTPCM</text:p>
          </table:table-cell>
          <table:table-cell office:value-type="float" office:value="1.2" calcext:value-type="float">
            <text:p>1.2</text:p>
          </table:table-cell>
          <table:table-cell office:value-type="float" office:value="-70.4" calcext:value-type="float">
            <text:p>-70.4</text:p>
          </table:table-cell>
          <table:table-cell office:value-type="float" office:value="-177" calcext:value-type="float">
            <text:p>-177</text:p>
          </table:table-cell>
          <table:table-cell office:value-type="float" office:value="-15.28" calcext:value-type="float">
            <text:p>-15.28</text:p>
          </table:table-cell>
          <table:table-cell office:value-type="float" office:value="-70.5" calcext:value-type="float">
            <text:p>-70.5</text:p>
          </table:table-cell>
          <table:table-cell office:value-type="float" office:value="-178" calcext:value-type="float">
            <text:p>-178</text:p>
          </table:table-cell>
          <table:table-cell office:value-type="float" office:value="-15.3" calcext:value-type="float">
            <text:p>-15.3</text:p>
          </table:table-cell>
          <table:table-cell table:style-name="ce6" table:formula="of:=100*ABS([.C15]-[.F15])/ABS(AVERAGE([.C15];[.F15]))" office:value-type="float" office:value="0.141944641589772" calcext:value-type="float">
            <text:p>0.1</text:p>
          </table:table-cell>
          <table:table-cell table:style-name="ce6" table:formula="of:=100*ABS([.D15]-[.G15])/ABS(AVERAGE([.D15];[.G15]))" office:value-type="float" office:value="0.563380281690141" calcext:value-type="float">
            <text:p>0.6</text:p>
          </table:table-cell>
          <table:table-cell table:style-name="ce6" table:formula="of:=100*ABS([.E15]-[.H15])/ABS(AVERAGE([.E15];[.H15]))" office:value-type="float" office:value="0.130804447351219" calcext:value-type="float">
            <text:p>0.1</text:p>
          </table:table-cell>
          <table:table-cell table:formula="of:=[.E15]" office:value-type="float" office:value="-15.28" calcext:value-type="float">
            <text:p>-15.28</text:p>
          </table:table-cell>
          <table:table-cell table:formula="of:=0.015*[.L15]" office:value-type="float" office:value="-0.2292" calcext:value-type="float">
            <text:p>-0.2292</text:p>
          </table:table-cell>
          <table:table-cell table:style-name="ce15" table:formula="of:=[.L15]-[.L$14]" office:value-type="float" office:value="0.32" calcext:value-type="float">
            <text:p>0.32</text:p>
          </table:table-cell>
          <table:table-cell table:formula="of:=SQRT([.M15]^2 +[.M$14]^2)" office:value-type="float" office:value="0.327549446648899" calcext:value-type="float">
            <text:p>0.327549446648899</text:p>
          </table:table-cell>
        </table:table-row>
        <table:table-row table:style-name="ro2">
          <table:table-cell office:value-type="string" calcext:value-type="string">
            <text:p>WMCM</text:p>
          </table:table-cell>
          <table:table-cell office:value-type="float" office:value="1.1" calcext:value-type="float">
            <text:p>1.1</text:p>
          </table:table-cell>
          <table:table-cell office:value-type="float" office:value="-65.5" calcext:value-type="float">
            <text:p>-65.5</text:p>
          </table:table-cell>
          <table:table-cell office:value-type="float" office:value="-162" calcext:value-type="float">
            <text:p>-162</text:p>
          </table:table-cell>
          <table:table-cell office:value-type="float" office:value="-15.2" calcext:value-type="float">
            <text:p>-15.2</text:p>
          </table:table-cell>
          <table:table-cell office:value-type="float" office:value="-65.3" calcext:value-type="float">
            <text:p>-65.3</text:p>
          </table:table-cell>
          <table:table-cell office:value-type="float" office:value="-161.6" calcext:value-type="float">
            <text:p>-161.6</text:p>
          </table:table-cell>
          <table:table-cell office:value-type="float" office:value="-15.2" calcext:value-type="float">
            <text:p>-15.2</text:p>
          </table:table-cell>
          <table:table-cell table:style-name="ce6" table:formula="of:=100*ABS([.C16]-[.F16])/ABS(AVERAGE([.C16];[.F16]))" office:value-type="float" office:value="0.305810397553521" calcext:value-type="float">
            <text:p>0.3</text:p>
          </table:table-cell>
          <table:table-cell table:style-name="ce6" table:formula="of:=100*ABS([.D16]-[.G16])/ABS(AVERAGE([.D16];[.G16]))" office:value-type="float" office:value="0.247218788627939" calcext:value-type="float">
            <text:p>0.2</text:p>
          </table:table-cell>
          <table:table-cell table:style-name="ce6" table:formula="of:=100*ABS([.E16]-[.H16])/ABS(AVERAGE([.E16];[.H16]))" office:value-type="float" office:value="0" calcext:value-type="float">
            <text:p>0.0</text:p>
          </table:table-cell>
          <table:table-cell table:formula="of:=[.E16]" office:value-type="float" office:value="-15.2" calcext:value-type="float">
            <text:p>-15.2</text:p>
          </table:table-cell>
          <table:table-cell table:formula="of:=0.015*[.L16]" office:value-type="float" office:value="-0.228" calcext:value-type="float">
            <text:p>-0.228</text:p>
          </table:table-cell>
          <table:table-cell table:style-name="ce15" table:formula="of:=[.L16]-[.L$14]" office:value-type="float" office:value="0.4" calcext:value-type="float">
            <text:p>0.40</text:p>
          </table:table-cell>
          <table:table-cell table:formula="of:=SQRT([.M16]^2 +[.M$14]^2)" office:value-type="float" office:value="0.326710881361487" calcext:value-type="float">
            <text:p>0.326710881361487</text:p>
          </table:table-cell>
        </table:table-row>
        <table:table-row table:style-name="ro2">
          <table:table-cell table:style-name="ce4" office:value-type="string" calcext:value-type="string">
            <text:p>Ecoli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69.7" calcext:value-type="float">
            <text:p>-69.7</text:p>
          </table:table-cell>
          <table:table-cell table:style-name="ce4" office:value-type="float" office:value="-176" calcext:value-type="float">
            <text:p>-176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69.6" calcext:value-type="float">
            <text:p>-69.6</text:p>
          </table:table-cell>
          <table:table-cell table:style-name="ce4" office:value-type="float" office:value="-176.3" calcext:value-type="float">
            <text:p>-176.3</text:p>
          </table:table-cell>
          <table:table-cell table:style-name="ce4" office:value-type="float" office:value="-15" calcext:value-type="float">
            <text:p>-15</text:p>
          </table:table-cell>
          <table:table-cell table:style-name="ce6" table:formula="of:=100*ABS([.C17]-[.F17])/ABS(AVERAGE([.C17];[.F17]))" office:value-type="float" office:value="0.143575017946889" calcext:value-type="float">
            <text:p>0.1</text:p>
          </table:table-cell>
          <table:table-cell table:style-name="ce6" table:formula="of:=100*ABS([.D17]-[.G17])/ABS(AVERAGE([.D17];[.G17]))" office:value-type="float" office:value="0.170309395401653" calcext:value-type="float">
            <text:p>0.2</text:p>
          </table:table-cell>
          <table:table-cell table:style-name="ce6" table:formula="of:=100*ABS([.E17]-[.H17])/ABS(AVERAGE([.E17];[.H17]))" office:value-type="float" office:value="0" calcext:value-type="float">
            <text:p>0.0</text:p>
          </table:table-cell>
          <table:table-cell table:formula="of:=[.E17]" office:value-type="float" office:value="-15" calcext:value-type="float">
            <text:p>-15</text:p>
          </table:table-cell>
          <table:table-cell table:formula="of:=0.015*[.L17]" office:value-type="float" office:value="-0.225" calcext:value-type="float">
            <text:p>-0.225</text:p>
          </table:table-cell>
          <table:table-cell table:style-name="ce15" table:formula="of:=[.L17]-[.L$14]" office:value-type="float" office:value="0.6" calcext:value-type="float">
            <text:p>0.60</text:p>
          </table:table-cell>
          <table:table-cell table:formula="of:=SQRT([.M17]^2 +[.M$14]^2)" office:value-type="float" office:value="0.324624398343686" calcext:value-type="float">
            <text:p>0.324624398343686</text:p>
          </table:table-cell>
        </table:table-row>
        <table:table-row table:style-name="ro2">
          <table:table-cell office:value-type="string" calcext:value-type="string">
            <text:p>2 mM free</text:p>
          </table:table-cell>
          <table:table-cell office:value-type="float" office:value="0.8" calcext:value-type="float">
            <text:p>0.8</text:p>
          </table:table-cell>
          <table:table-cell office:value-type="float" office:value="-63.2" calcext:value-type="float">
            <text:p>-63.2</text:p>
          </table:table-cell>
          <table:table-cell office:value-type="float" office:value="-169" calcext:value-type="float">
            <text:p>-169</text:p>
          </table:table-cell>
          <table:table-cell office:value-type="float" office:value="-10.85" calcext:value-type="float">
            <text:p>-10.85</text:p>
          </table:table-cell>
          <table:table-cell office:value-type="float" office:value="-62.3" calcext:value-type="float">
            <text:p>-62.3</text:p>
          </table:table-cell>
          <table:table-cell office:value-type="float" office:value="-165.9" calcext:value-type="float">
            <text:p>-165.9</text:p>
          </table:table-cell>
          <table:table-cell office:value-type="float" office:value="-10.8" calcext:value-type="float">
            <text:p>-10.8</text:p>
          </table:table-cell>
          <table:table-cell table:style-name="ce6" table:formula="of:=100*ABS([.C18]-[.F18])/ABS(AVERAGE([.C18];[.F18]))" office:value-type="float" office:value="1.43426294820718" calcext:value-type="float">
            <text:p>1.4</text:p>
          </table:table-cell>
          <table:table-cell table:style-name="ce6" table:formula="of:=100*ABS([.D18]-[.G18])/ABS(AVERAGE([.D18];[.G18]))" office:value-type="float" office:value="1.85129889519259" calcext:value-type="float">
            <text:p>1.9</text:p>
          </table:table-cell>
          <table:table-cell table:style-name="ce6" table:formula="of:=100*ABS([.E18]-[.H18])/ABS(AVERAGE([.E18];[.H18]))" office:value-type="float" office:value="0.46189376443417" calcext:value-type="float">
            <text:p>0.5</text:p>
          </table:table-cell>
          <table:table-cell table:formula="of:=[.E18]" office:value-type="float" office:value="-10.85" calcext:value-type="float">
            <text:p>-10.85</text:p>
          </table:table-cell>
          <table:table-cell table:formula="of:=0.015*[.L18]" office:value-type="float" office:value="-0.16275" calcext:value-type="float">
            <text:p>-0.16275</text:p>
          </table:table-cell>
          <table:table-cell table:style-name="ce15" table:formula="of:=[.L18]-[.L$18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NTPCM</text:p>
          </table:table-cell>
          <table:table-cell office:value-type="float" office:value="0.9" calcext:value-type="float">
            <text:p>0.9</text:p>
          </table:table-cell>
          <table:table-cell office:value-type="float" office:value="-59" calcext:value-type="float">
            <text:p>-59</text:p>
          </table:table-cell>
          <table:table-cell office:value-type="float" office:value="-157" calcext:value-type="float">
            <text:p>-157</text:p>
          </table:table-cell>
          <table:table-cell office:value-type="float" office:value="-10.3" calcext:value-type="float">
            <text:p>-10.3</text:p>
          </table:table-cell>
          <table:table-cell office:value-type="float" office:value="-58.5" calcext:value-type="float">
            <text:p>-58.5</text:p>
          </table:table-cell>
          <table:table-cell office:value-type="float" office:value="-155.5" calcext:value-type="float">
            <text:p>-155.5</text:p>
          </table:table-cell>
          <table:table-cell office:value-type="float" office:value="-10.3" calcext:value-type="float">
            <text:p>-10.3</text:p>
          </table:table-cell>
          <table:table-cell table:style-name="ce6" table:formula="of:=100*ABS([.C19]-[.F19])/ABS(AVERAGE([.C19];[.F19]))" office:value-type="float" office:value="0.851063829787234" calcext:value-type="float">
            <text:p>0.9</text:p>
          </table:table-cell>
          <table:table-cell table:style-name="ce6" table:formula="of:=100*ABS([.D19]-[.G19])/ABS(AVERAGE([.D19];[.G19]))" office:value-type="float" office:value="0.96" calcext:value-type="float">
            <text:p>1.0</text:p>
          </table:table-cell>
          <table:table-cell table:style-name="ce6" table:formula="of:=100*ABS([.E19]-[.H19])/ABS(AVERAGE([.E19];[.H19]))" office:value-type="float" office:value="0" calcext:value-type="float">
            <text:p>0.0</text:p>
          </table:table-cell>
          <table:table-cell table:formula="of:=[.E19]" office:value-type="float" office:value="-10.3" calcext:value-type="float">
            <text:p>-10.3</text:p>
          </table:table-cell>
          <table:table-cell table:formula="of:=0.015*[.L19]" office:value-type="float" office:value="-0.1545" calcext:value-type="float">
            <text:p>-0.1545</text:p>
          </table:table-cell>
          <table:table-cell table:style-name="ce15" table:formula="of:=[.L19]-[.L$18]" office:value-type="float" office:value="0.549999999999999" calcext:value-type="float">
            <text:p>0.55</text:p>
          </table:table-cell>
          <table:table-cell table:formula="of:=SQRT([.M19]^2 +[.M$18]^2)" office:value-type="float" office:value="0.224405464505658" calcext:value-type="float">
            <text:p>0.224405464505658</text:p>
          </table:table-cell>
        </table:table-row>
        <table:table-row table:style-name="ro2">
          <table:table-cell office:value-type="string" calcext:value-type="string">
            <text:p>WMCM</text:p>
          </table:table-cell>
          <table:table-cell office:value-type="float" office:value="1" calcext:value-type="float">
            <text:p>1</text:p>
          </table:table-cell>
          <table:table-cell office:value-type="float" office:value="-67" calcext:value-type="float">
            <text:p>-67</text:p>
          </table:table-cell>
          <table:table-cell office:value-type="float" office:value="-180" calcext:value-type="float">
            <text:p>-180</text:p>
          </table:table-cell>
          <table:table-cell office:value-type="float" office:value="-10.85" calcext:value-type="float">
            <text:p>-10.85</text:p>
          </table:table-cell>
          <table:table-cell office:value-type="float" office:value="-66.1" calcext:value-type="float">
            <text:p>-66.1</text:p>
          </table:table-cell>
          <table:table-cell office:value-type="float" office:value="-178.1" calcext:value-type="float">
            <text:p>-178.1</text:p>
          </table:table-cell>
          <table:table-cell office:value-type="float" office:value="-10.8" calcext:value-type="float">
            <text:p>-10.8</text:p>
          </table:table-cell>
          <table:table-cell table:style-name="ce6" table:formula="of:=100*ABS([.C20]-[.F20])/ABS(AVERAGE([.C20];[.F20]))" office:value-type="float" office:value="1.35236664162285" calcext:value-type="float">
            <text:p>1.4</text:p>
          </table:table-cell>
          <table:table-cell table:style-name="ce6" table:formula="of:=100*ABS([.D20]-[.G20])/ABS(AVERAGE([.D20];[.G20]))" office:value-type="float" office:value="1.06115610164759" calcext:value-type="float">
            <text:p>1.1</text:p>
          </table:table-cell>
          <table:table-cell table:style-name="ce6" table:formula="of:=100*ABS([.E20]-[.H20])/ABS(AVERAGE([.E20];[.H20]))" office:value-type="float" office:value="0.46189376443417" calcext:value-type="float">
            <text:p>0.5</text:p>
          </table:table-cell>
          <table:table-cell table:formula="of:=[.E20]" office:value-type="float" office:value="-10.85" calcext:value-type="float">
            <text:p>-10.85</text:p>
          </table:table-cell>
          <table:table-cell table:formula="of:=0.015*[.L20]" office:value-type="float" office:value="-0.16275" calcext:value-type="float">
            <text:p>-0.16275</text:p>
          </table:table-cell>
          <table:table-cell table:style-name="ce15" table:formula="of:=[.L20]-[.L$18]" office:value-type="float" office:value="0" calcext:value-type="float">
            <text:p>0.00</text:p>
          </table:table-cell>
          <table:table-cell table:formula="of:=SQRT([.M20]^2 +[.M$18]^2)" office:value-type="float" office:value="0.230163257276221" calcext:value-type="float">
            <text:p>0.230163257276221</text:p>
          </table:table-cell>
        </table:table-row>
        <table:table-row table:style-name="ro2">
          <table:table-cell table:style-name="ce4" office:value-type="string" calcext:value-type="string">
            <text:p>Ecoli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61" calcext:value-type="float">
            <text:p>-61</text:p>
          </table:table-cell>
          <table:table-cell table:style-name="ce4" office:value-type="float" office:value="-164" calcext:value-type="float">
            <text:p>-164</text:p>
          </table:table-cell>
          <table:table-cell table:style-name="ce4" office:value-type="float" office:value="-10.41" calcext:value-type="float">
            <text:p>-10.41</text:p>
          </table:table-cell>
          <table:table-cell table:style-name="ce4" office:value-type="float" office:value="-60.9" calcext:value-type="float">
            <text:p>-60.9</text:p>
          </table:table-cell>
          <table:table-cell table:style-name="ce4" office:value-type="float" office:value="-162.9" calcext:value-type="float">
            <text:p>-162.9</text:p>
          </table:table-cell>
          <table:table-cell table:style-name="ce4" office:value-type="float" office:value="-10.4" calcext:value-type="float">
            <text:p>-10.4</text:p>
          </table:table-cell>
          <table:table-cell table:style-name="ce6" table:formula="of:=100*ABS([.C21]-[.F21])/ABS(AVERAGE([.C21];[.F21]))" office:value-type="float" office:value="0.164068908941758" calcext:value-type="float">
            <text:p>0.2</text:p>
          </table:table-cell>
          <table:table-cell table:style-name="ce6" table:formula="of:=100*ABS([.D21]-[.G21])/ABS(AVERAGE([.D21];[.G21]))" office:value-type="float" office:value="0.672988681553989" calcext:value-type="float">
            <text:p>0.7</text:p>
          </table:table-cell>
          <table:table-cell table:style-name="ce6" table:formula="of:=100*ABS([.E21]-[.H21])/ABS(AVERAGE([.E21];[.H21]))" office:value-type="float" office:value="0.0961076405574223" calcext:value-type="float">
            <text:p>0.1</text:p>
          </table:table-cell>
          <table:table-cell table:formula="of:=[.E21]" office:value-type="float" office:value="-10.41" calcext:value-type="float">
            <text:p>-10.41</text:p>
          </table:table-cell>
          <table:table-cell table:formula="of:=0.015*[.L21]" office:value-type="float" office:value="-0.15615" calcext:value-type="float">
            <text:p>-0.15615</text:p>
          </table:table-cell>
          <table:table-cell table:style-name="ce15" table:formula="of:=[.L21]-[.L$18]" office:value-type="float" office:value="0.44" calcext:value-type="float">
            <text:p>0.44</text:p>
          </table:table-cell>
          <table:table-cell table:formula="of:=SQRT([.M21]^2 +[.M$18]^2)" office:value-type="float" office:value="0.225544640814186" calcext:value-type="float">
            <text:p>0.225544640814186</text:p>
          </table:table-cell>
        </table:table-row>
        <table:table-row table:style-name="ro3">
          <table:table-cell table:style-name="Default" table:number-columns-repeated="7"/>
          <table:table-cell table:style-name="Default" office:value-type="string" calcext:value-type="string">
            <text:p>Mean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>
            <text:p>2 mM free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-0.2" calcext:value-type="float">
            <text:p>-0.2</text:p>
          </table:table-cell>
          <table:table-cell table:style-name="ce2" office:value-type="float" office:value="-0.7" calcext:value-type="float">
            <text:p>-0.7</text:p>
          </table:table-cell>
          <table:table-cell table:style-name="ce2" office:value-type="float" office:value="-0.01" calcext:value-type="float">
            <text:p>-0.01</text:p>
          </table:table-cell>
          <table:table-cell table:style-name="ce2" office:value-type="float" office:value="-8.9" calcext:value-type="float">
            <text:p>-8.9</text:p>
          </table:table-cell>
          <table:table-cell table:style-name="ce2" office:value-type="float" office:value="-27" calcext:value-type="float">
            <text:p>-27</text:p>
          </table:table-cell>
          <table:table-cell table:style-name="ce2" office:value-type="float" office:value="-0.5" calcext:value-type="float">
            <text:p>-0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TPCM</text:p>
          </table:table-cell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-1" calcext:value-type="float">
            <text:p>-1</text:p>
          </table:table-cell>
          <table:table-cell office:value-type="float" office:value="-0.02" calcext:value-type="float">
            <text:p>-0.02</text:p>
          </table:table-cell>
          <table:table-cell office:value-type="float" office:value="-7.6" calcext:value-type="float">
            <text:p>-7.6</text:p>
          </table:table-cell>
          <table:table-cell office:value-type="float" office:value="-23.2" calcext:value-type="float">
            <text:p>-23.2</text:p>
          </table:table-cell>
          <table:table-cell office:value-type="float" office:value="-0.4" calcext:value-type="float">
            <text:p>-0.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MCM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-2" calcext:value-type="float">
            <text:p>-2</text:p>
          </table:table-cell>
          <table:table-cell office:value-type="float" office:value="-0.05" calcext:value-type="float">
            <text:p>-0.05</text:p>
          </table:table-cell>
          <table:table-cell office:value-type="float" office:value="-14" calcext:value-type="float">
            <text:p>-14</text:p>
          </table:table-cell>
          <table:table-cell office:value-type="float" office:value="-42.5" calcext:value-type="float">
            <text:p>-42.5</text:p>
          </table:table-cell>
          <table:table-cell office:value-type="float" office:value="-0.9" calcext:value-type="float">
            <text:p>-0.9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Ecoli80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-0.7" calcext:value-type="float">
            <text:p>-0.7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0.04" calcext:value-type="float">
            <text:p>-0.04</text:p>
          </table:table-cell>
          <table:table-cell table:style-name="ce4" office:value-type="float" office:value="-7.6" calcext:value-type="float">
            <text:p>-7.6</text:p>
          </table:table-cell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-0.4" calcext:value-type="float">
            <text:p>-0.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 mM free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0.04" calcext:value-type="float">
            <text:p>-0.04</text:p>
          </table:table-cell>
          <table:table-cell office:value-type="float" office:value="-14.9" calcext:value-type="float">
            <text:p>-14.9</text:p>
          </table:table-cell>
          <table:table-cell office:value-type="float" office:value="-43.2" calcext:value-type="float">
            <text:p>-43.2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TPCM</text:p>
          </table:table-cell>
          <table:table-cell office:value-type="float" office:value="1.3" calcext:value-type="float">
            <text:p>1.3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-0.02" calcext:value-type="float">
            <text:p>-0.02</text:p>
          </table:table-cell>
          <table:table-cell office:value-type="float" office:value="20.4" calcext:value-type="float">
            <text:p>20.4</text:p>
          </table:table-cell>
          <table:table-cell office:value-type="float" office:value="-63" calcext:value-type="float">
            <text:p>-63</text:p>
          </table:table-cell>
          <table:table-cell office:value-type="float" office:value="-0.8" calcext:value-type="float">
            <text:p>-0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MCM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0.1" calcext:value-type="float">
            <text:p>-0.1</text:p>
          </table:table-cell>
          <table:table-cell office:value-type="float" office:value="-5.3" calcext:value-type="float">
            <text:p>-5.3</text:p>
          </table:table-cell>
          <table:table-cell office:value-type="float" office:value="-1.6" calcext:value-type="float">
            <text:p>-1.6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Ecoli8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0.05" calcext:value-type="float">
            <text:p>-0.05</text:p>
          </table:table-cell>
          <table:table-cell table:style-name="ce4" office:value-type="float" office:value="-13.1" calcext:value-type="float">
            <text:p>-13.1</text:p>
          </table:table-cell>
          <table:table-cell table:style-name="ce4" office:value-type="float" office:value="-41.1" calcext:value-type="float">
            <text:p>-41.1</text:p>
          </table:table-cell>
          <table:table-cell table:style-name="ce4" office:value-type="float" office:value="-0.4" calcext:value-type="float">
            <text:p>-0.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 mM free</text:p>
          </table:table-cell>
          <table:table-cell office:value-type="float" office:value="0.9" calcext:value-type="float">
            <text:p>0.9</text:p>
          </table:table-cell>
          <table:table-cell office:value-type="float" office:value="-0.4" calcext:value-type="float">
            <text:p>-0.4</text:p>
          </table:table-cell>
          <table:table-cell office:value-type="float" office:value="-1" calcext:value-type="float">
            <text:p>-1</text:p>
          </table:table-cell>
          <table:table-cell table:formula="of:=-(0.01)" office:value-type="float" office:value="-0.01" calcext:value-type="float">
            <text:p>-0.01</text:p>
          </table:table-cell>
          <table:table-cell office:value-type="float" office:value="-8.4" calcext:value-type="float">
            <text:p>-8.4</text:p>
          </table:table-cell>
          <table:table-cell office:value-type="float" office:value="-27.1" calcext:value-type="float">
            <text:p>-27.1</text:p>
          </table:table-cell>
          <table:table-cell office:value-type="float" office:value="-0.1" calcext:value-type="float">
            <text:p>-0.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TPCM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-0.5" calcext:value-type="float">
            <text:p>-0.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8" calcext:value-type="float">
            <text:p>-8</text:p>
          </table:table-cell>
          <table:table-cell office:value-type="float" office:value="-25.6" calcext:value-type="float">
            <text:p>-25.6</text:p>
          </table:table-cell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MCM</text:p>
          </table:table-cell>
          <table:table-cell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0.02" calcext:value-type="float">
            <text:p>-0.02</text:p>
          </table:table-cell>
          <table:table-cell office:value-type="float" office:value="9.3" calcext:value-type="float">
            <text:p>9.3</text:p>
          </table:table-cell>
          <table:table-cell office:value-type="float" office:value="-29.6" calcext:value-type="float">
            <text:p>-29.6</text:p>
          </table:table-cell>
          <table:table-cell office:value-type="float" office:value="-0.1" calcext:value-type="float">
            <text:p>-0.1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Ecoli80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-0.2" calcext:value-type="float">
            <text:p>-0.2</text:p>
          </table:table-cell>
          <table:table-cell table:style-name="ce4" office:value-type="float" office:value="-0.7" calcext:value-type="float">
            <text:p>-0.7</text:p>
          </table:table-cell>
          <table:table-cell table:style-name="ce4" office:value-type="float" office:value="-0.01" calcext:value-type="float">
            <text:p>-0.01</text:p>
          </table:table-cell>
          <table:table-cell table:style-name="ce4" office:value-type="float" office:value="-9.2" calcext:value-type="float">
            <text:p>-9.2</text:p>
          </table:table-cell>
          <table:table-cell table:style-name="ce4" office:value-type="float" office:value="-29.4" calcext:value-type="float">
            <text:p>-29.4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 mM free</text:p>
          </table:table-cell>
          <table:table-cell office:value-type="float" office:value="1.1" calcext:value-type="float">
            <text:p>1.1</text:p>
          </table:table-cell>
          <table:table-cell office:value-type="float" office:value="-0.8" calcext:value-type="float">
            <text:p>-0.8</text:p>
          </table:table-cell>
          <table:table-cell office:value-type="float" office:value="-2" calcext:value-type="float">
            <text:p>-2</text:p>
          </table:table-cell>
          <table:table-cell office:value-type="float" office:value="-0.06" calcext:value-type="float">
            <text:p>-0.06</text:p>
          </table:table-cell>
          <table:table-cell office:value-type="float" office:value="-15.6" calcext:value-type="float">
            <text:p>-15.6</text:p>
          </table:table-cell>
          <table:table-cell office:value-type="float" office:value="-46.6" calcext:value-type="float">
            <text:p>-46.6</text:p>
          </table:table-cell>
          <table:table-cell office:value-type="float" office:value="-1.1" calcext:value-type="float">
            <text:p>-1.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TPCM</text:p>
          </table:table-cell>
          <table:table-cell office:value-type="float" office:value="1.2" calcext:value-type="float">
            <text:p>1.2</text:p>
          </table:table-cell>
          <table:table-cell office:value-type="float" office:value="-0.6" calcext:value-type="float">
            <text:p>-0.6</text:p>
          </table:table-cell>
          <table:table-cell office:value-type="float" office:value="-2" calcext:value-type="float">
            <text:p>-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<text:s/>(15.1</text:p>
          </table:table-cell>
          <table:table-cell office:value-type="float" office:value="-45.2" calcext:value-type="float">
            <text:p>-45.2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MCM</text:p>
          </table:table-cell>
          <table:table-cell office:value-type="float" office:value="1.1" calcext:value-type="float">
            <text:p>1.1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0.2" calcext:value-type="float">
            <text:p>-0.2</text:p>
          </table:table-cell>
          <table:table-cell office:value-type="float" office:value="-12.2" calcext:value-type="float">
            <text:p>-12.2</text:p>
          </table:table-cell>
          <table:table-cell office:value-type="float" office:value="-36.4" calcext:value-type="float">
            <text:p>-36.4</text:p>
          </table:table-cell>
          <table:table-cell office:value-type="float" office:value="-0.9" calcext:value-type="float">
            <text:p>-0.9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Ecoli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11.4" calcext:value-type="float">
            <text:p>-11.4</text:p>
          </table:table-cell>
          <table:table-cell table:style-name="ce4" office:value-type="float" office:value="-34.2" calcext:value-type="float">
            <text:p>-34.2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 mM free</text:p>
          </table:table-cell>
          <table:table-cell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-3" calcext:value-type="float">
            <text:p>-3</text:p>
          </table:table-cell>
          <table:table-cell office:value-type="float" office:value="-0.02" calcext:value-type="float">
            <text:p>-0.02</text:p>
          </table:table-cell>
          <table:table-cell office:value-type="float" office:value="-7.3" calcext:value-type="float">
            <text:p>-7.3</text:p>
          </table:table-cell>
          <table:table-cell office:value-type="float" office:value="-23" calcext:value-type="float">
            <text:p>-23</text:p>
          </table:table-cell>
          <table:table-cell office:value-type="float" office:value="-0.1" calcext:value-type="float">
            <text:p>-0.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TPCM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0.01" calcext:value-type="float">
            <text:p>-0.01</text:p>
          </table:table-cell>
          <table:table-cell office:value-type="float" office:value="-7.6" calcext:value-type="float">
            <text:p>-7.6</text:p>
          </table:table-cell>
          <table:table-cell office:value-type="float" office:value="-24.3" calcext:value-type="float">
            <text:p>-24.3</text:p>
          </table:table-cell>
          <table:table-cell office:value-type="float" office:value="-0.1" calcext:value-type="float">
            <text:p>-0.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MCM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0.02" calcext:value-type="float">
            <text:p>-0.02</text:p>
          </table:table-cell>
          <table:table-cell office:value-type="float" office:value="-10.5" calcext:value-type="float">
            <text:p>-10.5</text:p>
          </table:table-cell>
          <table:table-cell office:value-type="float" office:value="-33.2" calcext:value-type="float">
            <text:p>-33.2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Ecoli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0.01" calcext:value-type="float">
            <text:p>-0.01</text:p>
          </table:table-cell>
          <table:table-cell table:style-name="ce4" office:value-type="float" office:value="-4.09" calcext:value-type="float">
            <text:p>-4.09</text:p>
          </table:table-cell>
          <table:table-cell table:style-name="ce4" office:value-type="float" office:value="-13.1" calcext:value-type="float">
            <text:p>-13.1</text:p>
          </table:table-cell>
          <table:table-cell table:style-name="ce4" office:value-type="float" office:value="-0.06" calcext:value-type="float">
            <text:p>-0.06</text:p>
          </table:table-cell>
          <table:table-cell table:number-columns-repeated="7"/>
        </table:table-row>
        <table:table-row table:style-name="ro3">
          <table:table-cell table:style-name="Default" table:number-columns-repeated="8"/>
          <table:table-cell table:number-columns-repeated="7"/>
        </table:table-row>
        <table:table-row table:style-name="ro3">
          <table:table-cell table:style-name="Default" table:number-columns-repeated="2"/>
          <table:table-cell table:style-name="Default" table:formula="of:=100*ABS([.C23])/ABS([.C2])" office:value-type="float" office:value="0.35778175313059" calcext:value-type="float">
            <text:p>0.35778175313059</text:p>
          </table:table-cell>
          <table:table-cell table:style-name="Default" table:formula="of:=100*ABS([.D23])/ABS([.D2])" office:value-type="float" office:value="0.514705882352941" calcext:value-type="float">
            <text:p>0.514705882352941</text:p>
          </table:table-cell>
          <table:table-cell table:style-name="Default" table:formula="of:=100*ABS([.E23])/ABS([.E2])" office:value-type="float" office:value="0.0723589001447178" calcext:value-type="float">
            <text:p>0.072358900144718</text:p>
          </table:table-cell>
          <table:table-cell table:style-name="Default" table:formula="of:=100*ABS([.F23])/ABS([.F2])" office:value-type="float" office:value="15.8928571428571" calcext:value-type="float">
            <text:p>15.8928571428571</text:p>
          </table:table-cell>
          <table:table-cell table:style-name="Default" table:formula="of:=100*ABS([.G23])/ABS([.G2])" office:value-type="float" office:value="19.8675496688742" calcext:value-type="float">
            <text:p>19.8675496688742</text:p>
          </table:table-cell>
          <table:table-cell table:style-name="Default" table:formula="of:=100*ABS([.H23])/ABS([.H2])" office:value-type="float" office:value="3.6231884057971" calcext:value-type="float">
            <text:p>3.6231884057971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style-name="Default" table:formula="of:=100*ABS([.C24])/ABS([.C3])" office:value-type="float" office:value="0.766283524904214" calcext:value-type="float">
            <text:p>0.766283524904214</text:p>
          </table:table-cell>
          <table:table-cell table:style-name="Default" table:formula="of:=100*ABS([.D24])/ABS([.D3])" office:value-type="float" office:value="0.8" calcext:value-type="float">
            <text:p>0.8</text:p>
          </table:table-cell>
          <table:table-cell table:style-name="Default" table:formula="of:=100*ABS([.E24])/ABS([.E3])" office:value-type="float" office:value="0.149142431021626" calcext:value-type="float">
            <text:p>0.149142431021626</text:p>
          </table:table-cell>
          <table:table-cell table:style-name="Default" table:formula="of:=100*ABS([.F24])/ABS([.F3])" office:value-type="float" office:value="14.5038167938931" calcext:value-type="float">
            <text:p>14.5038167938931</text:p>
          </table:table-cell>
          <table:table-cell table:style-name="Default" table:formula="of:=100*ABS([.G24])/ABS([.G3])" office:value-type="float" office:value="18.4713375796178" calcext:value-type="float">
            <text:p>18.4713375796178</text:p>
          </table:table-cell>
          <table:table-cell table:style-name="Default" table:formula="of:=100*ABS([.H24])/ABS([.H3])" office:value-type="float" office:value="2.98507462686567" calcext:value-type="float">
            <text:p>2.98507462686567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style-name="Default" table:formula="of:=100*ABS([.C25])/ABS([.C4])" office:value-type="float" office:value="1.30293159609121" calcext:value-type="float">
            <text:p>1.30293159609121</text:p>
          </table:table-cell>
          <table:table-cell table:style-name="Default" table:formula="of:=100*ABS([.D25])/ABS([.D4])" office:value-type="float" office:value="1.31578947368421" calcext:value-type="float">
            <text:p>1.31578947368421</text:p>
          </table:table-cell>
          <table:table-cell table:style-name="Default" table:formula="of:=100*ABS([.E25])/ABS([.E4])" office:value-type="float" office:value="0.351617440225035" calcext:value-type="float">
            <text:p>0.351617440225035</text:p>
          </table:table-cell>
          <table:table-cell table:style-name="Default" table:formula="of:=100*ABS([.F25])/ABS([.F4])" office:value-type="float" office:value="22.9132569558101" calcext:value-type="float">
            <text:p>22.9132569558101</text:p>
          </table:table-cell>
          <table:table-cell table:style-name="Default" table:formula="of:=100*ABS([.G25])/ABS([.G4])" office:value-type="float" office:value="28.1084656084656" calcext:value-type="float">
            <text:p>28.1084656084656</text:p>
          </table:table-cell>
          <table:table-cell table:style-name="Default" table:formula="of:=100*ABS([.H25])/ABS([.H4])" office:value-type="float" office:value="6.33802816901409" calcext:value-type="float">
            <text:p>6.33802816901409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style-name="Default" table:formula="of:=100*ABS([.C26])/ABS([.C5])" office:value-type="float" office:value="1.57303370786517" calcext:value-type="float">
            <text:p>1.57303370786517</text:p>
          </table:table-cell>
          <table:table-cell table:style-name="Default" table:formula="of:=100*ABS([.D26])/ABS([.D5])" office:value-type="float" office:value="1.96078431372549" calcext:value-type="float">
            <text:p>1.96078431372549</text:p>
          </table:table-cell>
          <table:table-cell table:style-name="Default" table:formula="of:=100*ABS([.E26])/ABS([.E5])" office:value-type="float" office:value="0.31496062992126" calcext:value-type="float">
            <text:p>0.31496062992126</text:p>
          </table:table-cell>
          <table:table-cell table:style-name="Default" table:formula="of:=100*ABS([.F26])/ABS([.F5])" office:value-type="float" office:value="17.1171171171171" calcext:value-type="float">
            <text:p>17.1171171171171</text:p>
          </table:table-cell>
          <table:table-cell table:style-name="Default" table:formula="of:=100*ABS([.G26])/ABS([.G5])" office:value-type="float" office:value="22.820763956905" calcext:value-type="float">
            <text:p>22.820763956905</text:p>
          </table:table-cell>
          <table:table-cell table:style-name="Default" table:formula="of:=100*ABS([.H26])/ABS([.H5])" office:value-type="float" office:value="3.1496062992126" calcext:value-type="float">
            <text:p>3.1496062992126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style-name="Default" table:formula="of:=100*ABS([.C27])/ABS([.C6])" office:value-type="float" office:value="1.87265917602996" calcext:value-type="float">
            <text:p>1.87265917602996</text:p>
          </table:table-cell>
          <table:table-cell table:style-name="Default" table:formula="of:=100*ABS([.D27])/ABS([.D6])" office:value-type="float" office:value="2.25563909774436" calcext:value-type="float">
            <text:p>2.25563909774436</text:p>
          </table:table-cell>
          <table:table-cell table:style-name="Default" table:formula="of:=100*ABS([.E27])/ABS([.E6])" office:value-type="float" office:value="0.332778702163062" calcext:value-type="float">
            <text:p>0.332778702163062</text:p>
          </table:table-cell>
          <table:table-cell table:style-name="Default" table:formula="of:=100*ABS([.F27])/ABS([.F6])" office:value-type="float" office:value="28.4894837476099" calcext:value-type="float">
            <text:p>28.4894837476099</text:p>
          </table:table-cell>
          <table:table-cell table:style-name="Default" table:formula="of:=100*ABS([.G27])/ABS([.G6])" office:value-type="float" office:value="33.256351039261" calcext:value-type="float">
            <text:p>33.256351039261</text:p>
          </table:table-cell>
          <table:table-cell table:style-name="Default" table:formula="of:=100*ABS([.H27])/ABS([.H6])" office:value-type="float" office:value="4.16666666666667" calcext:value-type="float">
            <text:p>4.16666666666667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style-name="Default" table:formula="of:=100*ABS([.C28])/ABS([.C7])" office:value-type="float" office:value="1.16550116550117" calcext:value-type="float">
            <text:p>1.16550116550117</text:p>
          </table:table-cell>
          <table:table-cell table:style-name="Default" table:formula="of:=100*ABS([.D28])/ABS([.D7])" office:value-type="float" office:value="0.99009900990099" calcext:value-type="float">
            <text:p>0.99009900990099</text:p>
          </table:table-cell>
          <table:table-cell table:style-name="Default" table:formula="of:=100*ABS([.E28])/ABS([.E7])" office:value-type="float" office:value="0.173913043478261" calcext:value-type="float">
            <text:p>0.173913043478261</text:p>
          </table:table-cell>
          <table:table-cell table:style-name="Default" table:formula="of:=100*ABS([.F28])/ABS([.F7])" office:value-type="float" office:value="48.1132075471698" calcext:value-type="float">
            <text:p>48.1132075471698</text:p>
          </table:table-cell>
          <table:table-cell table:style-name="Default" table:formula="of:=100*ABS([.G28])/ABS([.G7])" office:value-type="float" office:value="63.2530120481928" calcext:value-type="float">
            <text:p>63.2530120481928</text:p>
          </table:table-cell>
          <table:table-cell table:style-name="Default" table:formula="of:=100*ABS([.H28])/ABS([.H7])" office:value-type="float" office:value="6.95652173913043" calcext:value-type="float">
            <text:p>6.95652173913043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style-name="Default" table:formula="of:=100*ABS([.C29])/ABS([.C8])" office:value-type="float" office:value="3.77358490566038" calcext:value-type="float">
            <text:p>3.77358490566038</text:p>
          </table:table-cell>
          <table:table-cell table:style-name="Default" table:formula="of:=100*ABS([.D29])/ABS([.D8])" office:value-type="float" office:value="5.3030303030303" calcext:value-type="float">
            <text:p>5.3030303030303</text:p>
          </table:table-cell>
          <table:table-cell table:style-name="Default" table:formula="of:=100*ABS([.E29])/ABS([.E8])" office:value-type="float" office:value="0.840336134453782" calcext:value-type="float">
            <text:p>0.840336134453782</text:p>
          </table:table-cell>
          <table:table-cell table:style-name="Default" table:formula="of:=100*ABS([.F29])/ABS([.F8])" office:value-type="float" office:value="10.2713178294574" calcext:value-type="float">
            <text:p>10.2713178294574</text:p>
          </table:table-cell>
          <table:table-cell table:style-name="Default" table:formula="of:=100*ABS([.G29])/ABS([.G8])" office:value-type="float" office:value="1.25" calcext:value-type="float">
            <text:p>1.25</text:p>
          </table:table-cell>
          <table:table-cell table:style-name="Default" table:formula="of:=100*ABS([.H29])/ABS([.H8])" office:value-type="float" office:value="1.68067226890756" calcext:value-type="float">
            <text:p>1.68067226890756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style-name="Default" table:formula="of:=100*ABS([.C30])/ABS([.C9])" office:value-type="float" office:value="3.50877192982456" calcext:value-type="float">
            <text:p>3.50877192982456</text:p>
          </table:table-cell>
          <table:table-cell table:style-name="Default" table:formula="of:=100*ABS([.D30])/ABS([.D9])" office:value-type="float" office:value="3.42465753424658" calcext:value-type="float">
            <text:p>3.42465753424658</text:p>
          </table:table-cell>
          <table:table-cell table:style-name="Default" table:formula="of:=100*ABS([.E30])/ABS([.E9])" office:value-type="float" office:value="0.439367311072056" calcext:value-type="float">
            <text:p>0.439367311072056</text:p>
          </table:table-cell>
          <table:table-cell table:style-name="Default" table:formula="of:=100*ABS([.F30])/ABS([.F9])" office:value-type="float" office:value="24.2592592592593" calcext:value-type="float">
            <text:p>24.2592592592593</text:p>
          </table:table-cell>
          <table:table-cell table:style-name="Default" table:formula="of:=100*ABS([.G30])/ABS([.G9])" office:value-type="float" office:value="29.8474945533769" calcext:value-type="float">
            <text:p>29.8474945533769</text:p>
          </table:table-cell>
          <table:table-cell table:style-name="Default" table:formula="of:=100*ABS([.H30])/ABS([.H9])" office:value-type="float" office:value="3.53982300884956" calcext:value-type="float">
            <text:p>3.53982300884956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style-name="Default" table:formula="of:=100*ABS([.C31])/ABS([.C10])" office:value-type="float" office:value="0.747663551401869" calcext:value-type="float">
            <text:p>0.747663551401869</text:p>
          </table:table-cell>
          <table:table-cell table:style-name="Default" table:formula="of:=100*ABS([.D31])/ABS([.D10])" office:value-type="float" office:value="0.72992700729927" calcext:value-type="float">
            <text:p>0.72992700729927</text:p>
          </table:table-cell>
          <table:table-cell table:style-name="Default" table:formula="of:=100*ABS([.E31])/ABS([.E10])" office:value-type="float" office:value="0.0929368029739777" calcext:value-type="float">
            <text:p>0.092936802973978</text:p>
          </table:table-cell>
          <table:table-cell table:style-name="Default" table:formula="of:=100*ABS([.F31])/ABS([.F10])" office:value-type="float" office:value="15.7894736842105" calcext:value-type="float">
            <text:p>15.7894736842105</text:p>
          </table:table-cell>
          <table:table-cell table:style-name="Default" table:formula="of:=100*ABS([.G31])/ABS([.G10])" office:value-type="float" office:value="19.8244330651061" calcext:value-type="float">
            <text:p>19.8244330651061</text:p>
          </table:table-cell>
          <table:table-cell table:style-name="Default" table:formula="of:=100*ABS([.H31])/ABS([.H10])" office:value-type="float" office:value="0.925925925925926" calcext:value-type="float">
            <text:p>0.925925925925926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style-name="Default" table:formula="of:=100*ABS([.C32])/ABS([.C11])" office:value-type="float" office:value="0.444444444444444" calcext:value-type="float">
            <text:p>0.444444444444444</text:p>
          </table:table-cell>
          <table:table-cell table:style-name="Default" table:formula="of:=100*ABS([.D32])/ABS([.D11])" office:value-type="float" office:value="0.444444444444444" calcext:value-type="float">
            <text:p>0.444444444444444</text:p>
          </table:table-cell>
          <table:table-cell table:style-name="Default" table:formula="of:=100*ABS([.E32])/ABS([.E11])" office:value-type="float" office:value="0.0196889151407757" calcext:value-type="float">
            <text:p>0.019688915140776</text:p>
          </table:table-cell>
          <table:table-cell table:style-name="Default" table:formula="of:=100*ABS([.F32])/ABS([.F11])" office:value-type="float" office:value="17.7777777777778" calcext:value-type="float">
            <text:p>17.7777777777778</text:p>
          </table:table-cell>
          <table:table-cell table:style-name="Default" table:formula="of:=100*ABS([.G32])/ABS([.G11])" office:value-type="float" office:value="22.8163992869875" calcext:value-type="float">
            <text:p>22.8163992869875</text:p>
          </table:table-cell>
          <table:table-cell table:style-name="Default" table:formula="of:=100*ABS([.H32])/ABS([.H11])" office:value-type="float" office:value="0.980392156862745" calcext:value-type="float">
            <text:p>0.980392156862745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style-name="Default" table:formula="of:=100*ABS([.C33])/ABS([.C12])" office:value-type="float" office:value="4.65116279069768" calcext:value-type="float">
            <text:p>4.65116279069768</text:p>
          </table:table-cell>
          <table:table-cell table:style-name="Default" table:formula="of:=100*ABS([.D33])/ABS([.D12])" office:value-type="float" office:value="4.67289719626168" calcext:value-type="float">
            <text:p>4.67289719626168</text:p>
          </table:table-cell>
          <table:table-cell table:style-name="Default" table:formula="of:=100*ABS([.E33])/ABS([.E12])" office:value-type="float" office:value="0.201207243460765" calcext:value-type="float">
            <text:p>0.201207243460765</text:p>
          </table:table-cell>
          <table:table-cell table:style-name="Default" table:formula="of:=100*ABS([.F33])/ABS([.F12])" office:value-type="float" office:value="22.962962962963" calcext:value-type="float">
            <text:p>22.962962962963</text:p>
          </table:table-cell>
          <table:table-cell table:style-name="Default" table:formula="of:=100*ABS([.G33])/ABS([.G12])" office:value-type="float" office:value="30.0813008130081" calcext:value-type="float">
            <text:p>30.0813008130081</text:p>
          </table:table-cell>
          <table:table-cell table:style-name="Default" table:formula="of:=100*ABS([.H33])/ABS([.H12])" office:value-type="float" office:value="1.01010101010101" calcext:value-type="float">
            <text:p>1.01010101010101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style-name="Default" table:formula="of:=100*ABS([.C34])/ABS([.C13])" office:value-type="float" office:value="0.484261501210654" calcext:value-type="float">
            <text:p>0.484261501210654</text:p>
          </table:table-cell>
          <table:table-cell table:style-name="Default" table:formula="of:=100*ABS([.D34])/ABS([.D13])" office:value-type="float" office:value="0.697211155378486" calcext:value-type="float">
            <text:p>0.697211155378486</text:p>
          </table:table-cell>
          <table:table-cell table:style-name="Default" table:formula="of:=100*ABS([.E34])/ABS([.E13])" office:value-type="float" office:value="0.0985221674876847" calcext:value-type="float">
            <text:p>0.098522167487685</text:p>
          </table:table-cell>
          <table:table-cell table:style-name="Default" table:formula="of:=100*ABS([.F34])/ABS([.F13])" office:value-type="float" office:value="22.3300970873786" calcext:value-type="float">
            <text:p>22.3300970873786</text:p>
          </table:table-cell>
          <table:table-cell table:style-name="Default" table:formula="of:=100*ABS([.G34])/ABS([.G13])" office:value-type="float" office:value="29.3120638085743" calcext:value-type="float">
            <text:p>29.3120638085743</text:p>
          </table:table-cell>
          <table:table-cell table:style-name="Default" table:formula="of:=100*ABS([.H34])/ABS([.H13])" office:value-type="float" office:value="1.96078431372549" calcext:value-type="float">
            <text:p>1.96078431372549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style-name="Default" table:formula="of:=100*ABS([.C35])/ABS([.C14])" office:value-type="float" office:value="1.12517580872011" calcext:value-type="float">
            <text:p>1.12517580872011</text:p>
          </table:table-cell>
          <table:table-cell table:style-name="Default" table:formula="of:=100*ABS([.D35])/ABS([.D14])" office:value-type="float" office:value="1.11731843575419" calcext:value-type="float">
            <text:p>1.11731843575419</text:p>
          </table:table-cell>
          <table:table-cell table:style-name="Default" table:formula="of:=100*ABS([.E35])/ABS([.E14])" office:value-type="float" office:value="0.384615384615385" calcext:value-type="float">
            <text:p>0.384615384615385</text:p>
          </table:table-cell>
          <table:table-cell table:style-name="Default" table:formula="of:=100*ABS([.F35])/ABS([.F14])" office:value-type="float" office:value="21.8793828892006" calcext:value-type="float">
            <text:p>21.8793828892006</text:p>
          </table:table-cell>
          <table:table-cell table:style-name="Default" table:formula="of:=100*ABS([.G35])/ABS([.G14])" office:value-type="float" office:value="25.9465478841871" calcext:value-type="float">
            <text:p>25.9465478841871</text:p>
          </table:table-cell>
          <table:table-cell table:style-name="Default" table:formula="of:=100*ABS([.H35])/ABS([.H14])" office:value-type="float" office:value="7.05128205128205" calcext:value-type="float">
            <text:p>7.05128205128205</text:p>
          </table:table-cell>
          <table:table-cell table:number-columns-repeated="7"/>
        </table:table-row>
        <table:table-row table:style-name="ro3">
          <table:table-cell table:style-name="Default"/>
          <table:table-cell table:style-name="Default" office:value-type="string" calcext:value-type="string">
            <text:p>Mean</text:p>
          </table:table-cell>
          <table:table-cell table:style-name="Default" table:formula="of:=AVERAGE([.C44:.C56])" office:value-type="float" office:value="1.67486583503708" calcext:value-type="float">
            <text:p>1.67486583503708</text:p>
          </table:table-cell>
          <table:table-cell table:style-name="Default" table:formula="of:=AVERAGE([.D44:.D56])" office:value-type="float" office:value="1.86357721952484" calcext:value-type="float">
            <text:p>1.86357721952484</text:p>
          </table:table-cell>
          <table:table-cell table:style-name="Default" table:formula="of:=AVERAGE([.E44:.E56])" office:value-type="float" office:value="0.26703423893526" calcext:value-type="float">
            <text:p>0.26703423893526</text:p>
          </table:table-cell>
          <table:table-cell table:style-name="Default" table:formula="of:=AVERAGE([.F44:.F56])" office:value-type="float" office:value="21.7153854457465" calcext:value-type="float">
            <text:p>21.7153854457465</text:p>
          </table:table-cell>
          <table:table-cell table:style-name="Default" table:formula="of:=AVERAGE([.G44:.G56])" office:value-type="float" office:value="26.5273630240428" calcext:value-type="float">
            <text:p>26.5273630240428</text:p>
          </table:table-cell>
          <table:table-cell table:style-name="Default" table:formula="of:=AVERAGE([.H44:.H56])" office:value-type="float" office:value="3.41292820325699" calcext:value-type="float">
            <text:p>3.4129282032569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0:20:59.352432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4:25:44.873559468</meta:creation-date>
    <dc:date>2022-06-01T10:14:09.551942662</dc:date>
    <meta:editing-duration>PT42M43S</meta:editing-duration>
    <meta:editing-cycles>3</meta:editing-cycles>
    <meta:generator>LibreOffice/6.4.7.2$Linux_X86_64 LibreOffice_project/40$Build-2</meta:generator>
    <meta:document-statistic meta:table-count="1" meta:cell-count="556" meta:object-count="0"/>
  </office:meta>
</office:document-meta>
</file>